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643" officeooo:paragraph-rsid="00164643"/>
    </style:style>
    <style:style style:name="P2" style:family="paragraph" style:parent-style-name="Standard">
      <style:text-properties officeooo:rsid="00164643" officeooo:paragraph-rsid="0018d2f5"/>
    </style:style>
    <style:style style:name="P3" style:family="paragraph" style:parent-style-name="Standard">
      <style:text-properties officeooo:rsid="00164643" officeooo:paragraph-rsid="001c0431"/>
    </style:style>
    <style:style style:name="P4" style:family="paragraph" style:parent-style-name="Standard">
      <style:text-properties officeooo:rsid="00164643" officeooo:paragraph-rsid="001c7005"/>
    </style:style>
    <style:style style:name="P5" style:family="paragraph" style:parent-style-name="Standard">
      <style:text-properties officeooo:rsid="00164643" officeooo:paragraph-rsid="001caa55"/>
    </style:style>
    <style:style style:name="P6" style:family="paragraph" style:parent-style-name="Standard">
      <style:text-properties officeooo:rsid="00164643" officeooo:paragraph-rsid="001e32d1"/>
    </style:style>
    <style:style style:name="P7" style:family="paragraph" style:parent-style-name="Standard">
      <style:text-properties officeooo:rsid="001c0431" officeooo:paragraph-rsid="001c0431"/>
    </style:style>
    <style:style style:name="P8" style:family="paragraph" style:parent-style-name="Standard">
      <style:text-properties officeooo:rsid="001c0431" officeooo:paragraph-rsid="001c7005"/>
    </style:style>
    <style:style style:name="P9" style:family="paragraph" style:parent-style-name="Standard">
      <style:text-properties officeooo:rsid="001c0431" officeooo:paragraph-rsid="001caa55"/>
    </style:style>
    <style:style style:name="P10" style:family="paragraph" style:parent-style-name="Standard">
      <style:text-properties officeooo:rsid="001e32d1" officeooo:paragraph-rsid="001e32d1"/>
    </style:style>
    <style:style style:name="P11" style:family="paragraph" style:parent-style-name="Standard">
      <style:text-properties officeooo:rsid="001e32d1" officeooo:paragraph-rsid="001efb1f"/>
    </style:style>
    <style:style style:name="P12" style:family="paragraph" style:parent-style-name="Standard">
      <style:text-properties officeooo:rsid="001efb1f" officeooo:paragraph-rsid="001efb1f"/>
    </style:style>
    <style:style style:name="P13" style:family="paragraph" style:parent-style-name="Standard">
      <style:text-properties officeooo:rsid="001819d4" officeooo:paragraph-rsid="0020d38d"/>
    </style:style>
    <style:style style:name="P14" style:family="paragraph" style:parent-style-name="Standard">
      <style:text-properties officeooo:rsid="0020d38d" officeooo:paragraph-rsid="0020d38d"/>
    </style:style>
    <style:style style:name="P15" style:family="paragraph" style:parent-style-name="Standard">
      <style:text-properties officeooo:rsid="001c0431" officeooo:paragraph-rsid="001c0431"/>
    </style:style>
    <style:style style:name="P16" style:family="paragraph" style:parent-style-name="Standard">
      <style:text-properties fo:font-weight="normal" officeooo:rsid="001c7005" officeooo:paragraph-rsid="001caa55" style:font-weight-asian="normal" style:font-weight-complex="normal"/>
    </style:style>
    <style:style style:name="P17" style:family="paragraph" style:parent-style-name="Standard">
      <style:text-properties fo:font-weight="normal" officeooo:rsid="001c7005" officeooo:paragraph-rsid="001c7005" style:font-weight-asian="normal" style:font-weight-complex="normal"/>
    </style:style>
    <style:style style:name="P18" style:family="paragraph" style:parent-style-name="Standard">
      <style:text-properties fo:font-weight="normal" officeooo:rsid="001efb1f" officeooo:paragraph-rsid="001efb1f" style:font-weight-asian="normal" style:font-weight-complex="normal"/>
    </style:style>
    <style:style style:name="P19" style:family="paragraph" style:parent-style-name="Standard">
      <style:text-properties fo:font-weight="normal" officeooo:rsid="001c0431" officeooo:paragraph-rsid="001e32d1" style:font-weight-asian="normal" style:font-weight-complex="normal"/>
    </style:style>
    <style:style style:name="P20" style:family="paragraph" style:parent-style-name="Standard">
      <style:text-properties officeooo:rsid="0020d38d" officeooo:paragraph-rsid="0020d38d"/>
    </style:style>
    <style:style style:name="P21" style:family="paragraph" style:parent-style-name="Standard">
      <style:text-properties officeooo:rsid="00164643" officeooo:paragraph-rsid="00164643"/>
    </style:style>
    <style:style style:name="P22" style:family="paragraph" style:parent-style-name="Standard">
      <style:text-properties officeooo:rsid="00164643" officeooo:paragraph-rsid="002556b2"/>
    </style:style>
    <style:style style:name="P23" style:family="paragraph" style:parent-style-name="Standard">
      <style:text-properties officeooo:rsid="00164643" officeooo:paragraph-rsid="00262641"/>
    </style:style>
    <style:style style:name="P24" style:family="paragraph" style:parent-style-name="Standard">
      <style:text-properties officeooo:rsid="0023c34f" officeooo:paragraph-rsid="0023c34f"/>
    </style:style>
    <style:style style:name="P25" style:family="paragraph" style:parent-style-name="Standard">
      <style:text-properties officeooo:rsid="0023c34f" officeooo:paragraph-rsid="00247c43"/>
    </style:style>
    <style:style style:name="P26" style:family="paragraph" style:parent-style-name="Standard">
      <style:text-properties officeooo:rsid="0023c34f" officeooo:paragraph-rsid="002556b2"/>
    </style:style>
    <style:style style:name="P27" style:family="paragraph" style:parent-style-name="Standard">
      <style:text-properties officeooo:rsid="002556b2" officeooo:paragraph-rsid="002556b2"/>
    </style:style>
    <style:style style:name="P28" style:family="paragraph" style:parent-style-name="Standard">
      <style:text-properties officeooo:rsid="002556b2" officeooo:paragraph-rsid="00262641"/>
    </style:style>
    <style:style style:name="T1" style:family="text">
      <style:text-properties officeooo:rsid="001819d4"/>
    </style:style>
    <style:style style:name="T2" style:family="text">
      <style:text-properties officeooo:rsid="0018d2f5"/>
    </style:style>
    <style:style style:name="T3" style:family="text">
      <style:text-properties style:font-name-complex="Calibri"/>
    </style:style>
    <style:style style:name="T4" style:family="text">
      <style:text-properties officeooo:rsid="001819d4" style:font-name-complex="Calibri"/>
    </style:style>
    <style:style style:name="T5" style:family="text">
      <style:text-properties officeooo:rsid="00262641" style:font-name-complex="Calibri"/>
    </style:style>
    <style:style style:name="T6" style:family="text">
      <style:text-properties officeooo:rsid="001c043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0431" style:font-weight-asian="bold" style:font-weight-complex="bold"/>
    </style:style>
    <style:style style:name="T9" style:family="text">
      <style:text-properties fo:font-weight="bold" officeooo:rsid="001c7005" style:font-weight-asian="bold" style:font-weight-complex="bold"/>
    </style:style>
    <style:style style:name="T10" style:family="text">
      <style:text-properties fo:font-weight="bold" officeooo:rsid="001caa55" style:font-weight-asian="bold" style:font-weight-complex="bold"/>
    </style:style>
    <style:style style:name="T11" style:family="text">
      <style:text-properties fo:font-weight="bold" officeooo:rsid="001e32d1" style:font-weight-asian="bold" style:font-weight-complex="bold"/>
    </style:style>
    <style:style style:name="T12" style:family="text">
      <style:text-properties fo:font-weight="bold" officeooo:rsid="0020d38d" style:font-weight-asian="bold" style:font-weight-complex="bold"/>
    </style:style>
    <style:style style:name="T13" style:family="text">
      <style:text-properties fo:font-weight="bold" officeooo:rsid="0023c34f" style:font-weight-asian="bold" style:font-weight-complex="bold"/>
    </style:style>
    <style:style style:name="T14" style:family="text">
      <style:text-properties fo:font-weight="bold" officeooo:rsid="001819d4" style:font-weight-asian="bold" style:font-weight-complex="bold"/>
    </style:style>
    <style:style style:name="T15" style:family="text">
      <style:text-properties fo:font-weight="bold" officeooo:rsid="00247c43" style:font-weight-asian="bold" style:font-weight-complex="bold"/>
    </style:style>
    <style:style style:name="T16" style:family="text">
      <style:text-properties fo:font-weight="bold" officeooo:rsid="002556b2" style:font-weight-asian="bold" style:font-weight-complex="bold"/>
    </style:style>
    <style:style style:name="T17" style:family="text">
      <style:text-properties fo:font-weight="bold" officeooo:rsid="00262641" style:font-weight-asian="bold" style:font-weight-complex="bold"/>
    </style:style>
    <style:style style:name="T18" style:family="text">
      <style:text-properties fo:font-weight="bold" officeooo:rsid="00262641" style:font-weight-asian="bold" style:font-name-complex="Calibri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c0431" style:font-weight-asian="normal" style:font-weight-complex="normal"/>
    </style:style>
    <style:style style:name="T21" style:family="text">
      <style:text-properties fo:font-weight="normal" officeooo:rsid="001c7005" style:font-weight-asian="normal" style:font-weight-complex="normal"/>
    </style:style>
    <style:style style:name="T22" style:family="text">
      <style:text-properties fo:font-weight="normal" officeooo:rsid="001caa55" style:font-weight-asian="normal" style:font-weight-complex="normal"/>
    </style:style>
    <style:style style:name="T23" style:family="text">
      <style:text-properties fo:font-weight="normal" officeooo:rsid="001e32d1" style:font-weight-asian="normal" style:font-weight-complex="normal"/>
    </style:style>
    <style:style style:name="T24" style:family="text">
      <style:text-properties fo:font-weight="normal" officeooo:rsid="0020d38d" style:font-weight-asian="normal" style:font-weight-complex="normal"/>
    </style:style>
    <style:style style:name="T25" style:family="text">
      <style:text-properties fo:font-weight="normal" officeooo:rsid="00247c43" style:font-weight-asian="normal" style:font-weight-complex="normal"/>
    </style:style>
    <style:style style:name="T26" style:family="text">
      <style:text-properties fo:font-weight="normal" officeooo:rsid="002556b2" style:font-weight-asian="normal" style:font-weight-complex="normal"/>
    </style:style>
    <style:style style:name="T27" style:family="text">
      <style:text-properties fo:font-weight="normal" officeooo:rsid="00262641" style:font-weight-asian="normal" style:font-weight-complex="normal"/>
    </style:style>
    <style:style style:name="T28" style:family="text">
      <style:text-properties fo:font-weight="normal" officeooo:rsid="0023c34f" style:font-weight-asian="normal" style:font-weight-complex="normal"/>
    </style:style>
    <style:style style:name="T29" style:family="text">
      <style:text-properties officeooo:rsid="001c7005"/>
    </style:style>
    <style:style style:name="T30" style:family="text">
      <style:text-properties officeooo:rsid="001caa55"/>
    </style:style>
    <style:style style:name="T31" style:family="text">
      <style:text-properties fo:font-style="italic" fo:font-weight="normal" officeooo:rsid="001caa55" style:font-style-asian="italic" style:font-weight-asian="normal" style:font-style-complex="italic" style:font-weight-complex="normal"/>
    </style:style>
    <style:style style:name="T32" style:family="text">
      <style:text-properties officeooo:rsid="001e32d1"/>
    </style:style>
    <style:style style:name="T33" style:family="text">
      <style:text-properties officeooo:rsid="001efb1f"/>
    </style:style>
    <style:style style:name="T34" style:family="text">
      <style:text-properties officeooo:rsid="0020d38d"/>
    </style:style>
    <style:style style:name="T35" style:family="text">
      <style:text-properties officeooo:rsid="0023c34f"/>
    </style:style>
    <style:style style:name="T36" style:family="text">
      <style:text-properties officeooo:rsid="00247c43"/>
    </style:style>
    <style:style style:name="T37" style:family="text">
      <style:text-properties officeooo:rsid="002556b2"/>
    </style:style>
    <style:style style:name="T38" style:family="text">
      <style:text-properties officeooo:rsid="002626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D.S.I.S.A.</text:p>
      <text:p text:style-name="P1"/>
      <text:p text:style-name="P7">Flota:</text:p>
      <text:p text:style-name="P3"><text:span text:style-name="T6"><text:tab/></text:span><text:span text:style-name="T8">RD1</text:span><text:span text:style-name="T6">: idFurgoneta(cadena de 8 caracteres no vacía), </text:span></text:p>
      <text:p text:style-name="P7"><text:s text:c="7"/><text:tab/>estado(cadena de 8 caracteres no vacía).</text:p>
      <text:p text:style-name="P3"><text:tab/><text:span text:style-name="T8">RD2</text:span><text:span text:style-name="T6">: idFurgoneta(cadena de 8 caracteres no vacía), </text:span></text:p>
      <text:p text:style-name="P5"><text:span text:style-name="T6"><text:s text:c="7"/><text:tab/>estado(cadena de 8 caracteres no vacía), matrícula (cadena de 7 caracteres no vacía), <text:tab/>capacidad en m³ (tipo float), idConductor </text:span><text:span text:style-name="T21">(cadena de 8 caracteres), </text:span><text:span text:style-name="T22">idRuta </text:span><text:span text:style-name="T21">(cadena de 8 <text:tab/>caracteres), </text:span><text:span text:style-name="T22">lista de paquetes (contenedor de objetos </text:span><text:span text:style-name="T31">Paquete</text:span><text:span text:style-name="T22">)</text:span><text:span text:style-name="T6">.</text:span></text:p>
      <text:p text:style-name="P5"><text:tab/><text:span text:style-name="T8">RD3</text:span><text:span text:style-name="T20">: idFurgoneta(cadena de 8 caracteres no vacía), </text:span><text:span text:style-name="T21">idConductor (cadena de 8 caracteres no <text:tab/>vacía).</text:span></text:p>
      <text:p text:style-name="P5"><text:span text:style-name="T21"><text:tab/></text:span><text:span text:style-name="T8">RD</text:span><text:span text:style-name="T9">4</text:span><text:span text:style-name="T20">: idFurgoneta(cadena de 8 caracteres no vacía), </text:span><text:span text:style-name="T22">idRuta</text:span><text:span text:style-name="T21"> (cadena de 8 caracteres no <text:tab/>vacía).</text:span></text:p>
      <text:p text:style-name="P5"><text:span text:style-name="T21"><text:tab/></text:span><text:span text:style-name="T8">RD</text:span><text:span text:style-name="T10">5</text:span><text:span text:style-name="T20">: idFurgoneta(cadena de 8 caracteres no vacía), </text:span><text:span text:style-name="T22">idPaquete</text:span><text:span text:style-name="T21"> (cadena de 8 caracteres no <text:tab/>vacía).</text:span></text:p>
      <text:p text:style-name="P16"/>
      <text:p text:style-name="P3"><text:tab/><text:span text:style-name="T8">RF1</text:span><text:span text:style-name="T6">: D</text:span>isponibilidad furgoneta.</text:p>
      <text:p text:style-name="P3"><text:tab/><text:span text:style-name="T6">Cambiar el estado de la furgoneta en base a si puede ser utilizada.</text:span></text:p>
      <text:p text:style-name="P3"><text:tab/><text:span text:style-name="T6">El administrador proporcioná RD1,</text:span></text:p>
      <text:p text:style-name="P7"><text:tab/>el sistema <text:span text:style-name="T30">actualizará</text:span> RD2.</text:p>
      <text:p text:style-name="P17"/>
      <text:p text:style-name="P1"><text:tab/><text:span text:style-name="T8">RF2</text:span><text:span text:style-name="T6">: A</text:span>signar conductor.</text:p>
      <text:p text:style-name="P1"><text:tab/><text:span text:style-name="T29">Asociar un transportista a una furgoneta concreta.</text:span></text:p>
      <text:p text:style-name="P4"><text:tab/><text:span text:style-name="T6">El administrador proporcioná RD3,</text:span></text:p>
      <text:p text:style-name="P8"><text:tab/>el sistema <text:span text:style-name="T30">actualiza</text:span> RD<text:span text:style-name="T30">2</text:span>.</text:p>
      <text:p text:style-name="P1"/>
      <text:p text:style-name="P1"><text:tab/><text:span text:style-name="T10">RF3</text:span><text:span text:style-name="T30">: A</text:span>signar ruta.</text:p>
      <text:p text:style-name="P1"><text:tab/><text:span text:style-name="T30">Asociar una ruta a una furgoneta determinada.</text:span></text:p>
      <text:p text:style-name="P5"><text:tab/><text:span text:style-name="T6">El administrador proporcioná RD4,</text:span></text:p>
      <text:p text:style-name="P9"><text:tab/>el sistema <text:span text:style-name="T30">actualiza</text:span> RD<text:span text:style-name="T30">2</text:span>.</text:p>
      <text:p text:style-name="P9"/>
      <text:p text:style-name="P1"><text:tab/><text:span text:style-name="T10">RF4</text:span><text:span text:style-name="T30">: A</text:span>signar paquete<text:tab/>.</text:p>
      <text:p text:style-name="P5"><text:tab/><text:span text:style-name="T30">Asociar un paquete a una furgoneta específica.</text:span></text:p>
      <text:p text:style-name="P5"><text:tab/><text:span text:style-name="T6">El administrador proporciona RD5,</text:span></text:p>
      <text:p text:style-name="P9"><text:tab/>el sistema <text:span text:style-name="T30">actualiza</text:span> RD<text:span text:style-name="T32">2</text:span>.</text:p>
      <text:p text:style-name="P5"><text:tab/></text:p>
      <text:p text:style-name="P1"><text:tab/></text:p>
      <text:p text:style-name="P1"><text:span text:style-name="T32">E</text:span>mpleados:</text:p>
      <text:p text:style-name="P6"><text:tab/><text:span text:style-name="T11">RD6</text:span><text:span text:style-name="T20">: </text:span><text:span text:style-name="T23">idEmpleado </text:span><text:span text:style-name="T20">(cadena de 8 caracteres no vacía)</text:span><text:span text:style-name="T21">.</text:span></text:p>
      <text:p text:style-name="P6"><text:span text:style-name="T21"><text:tab/></text:span><text:span text:style-name="T11">RD7</text:span><text:span text:style-name="T23">: idEmpleado </text:span><text:span text:style-name="T20">(cadena de 8 caracteres no vacía), </text:span><text:span text:style-name="T23">nombre </text:span><text:span text:style-name="T20">(cadena de 8 caracteres no <text:tab/>vacía), </text:span><text:span text:style-name="T23">apellidos </text:span><text:span text:style-name="T20">(cadena de </text:span><text:span text:style-name="T23">30</text:span><text:span text:style-name="T20"> caracteres no vacía)</text:span><text:span text:style-name="T23">, DNI </text:span><text:span text:style-name="T20">(cadena de </text:span><text:span text:style-name="T23">9</text:span><text:span text:style-name="T20"> caracteres no vacía), <text:tab/></text:span><text:span text:style-name="T23">teléfono </text:span><text:span text:style-name="T20">(cadena de </text:span><text:span text:style-name="T23">9</text:span><text:span text:style-name="T20"> caracteres no vacía), </text:span><text:span text:style-name="T23">dirección </text:span><text:span text:style-name="T20">(cadena de </text:span><text:span text:style-name="T23">20</text:span><text:span text:style-name="T20"> caracteres no vacía), <text:tab/></text:span><text:span text:style-name="T24">tarea (cadena de 20 caracteres)</text:span><text:span text:style-name="T20">.</text:span></text:p>
      <text:p text:style-name="P6"><text:span text:style-name="T20"><text:tab/></text:span><text:span text:style-name="T11">RD8</text:span><text:span text:style-name="T23">: Nombre </text:span><text:span text:style-name="T20">(cadena de 8 caracteres no vacía), </text:span><text:span text:style-name="T23">apellidos </text:span><text:span text:style-name="T20">(cadena de </text:span><text:span text:style-name="T23">30</text:span><text:span text:style-name="T20"> caracteres no <text:tab/>vacía)</text:span><text:span text:style-name="T23">, DNI </text:span><text:span text:style-name="T20">(cadena de </text:span><text:span text:style-name="T23">9</text:span><text:span text:style-name="T20"> caracteres no vacía), </text:span><text:span text:style-name="T23">teléfono </text:span><text:span text:style-name="T20">(cadena de </text:span><text:span text:style-name="T23">9</text:span><text:span text:style-name="T20"> caracteres no <text:tab/>vacía), </text:span><text:span text:style-name="T23">dirección </text:span><text:span text:style-name="T20">(cadena de </text:span><text:span text:style-name="T23">20</text:span><text:span text:style-name="T20"> caracteres no vacía).</text:span></text:p>
      <text:p text:style-name="P6"><text:span text:style-name="T21"><text:tab/></text:span><text:span text:style-name="T11">RD9</text:span><text:span text:style-name="T23">: idEmpleado </text:span><text:span text:style-name="T20">(cadena de 8 caracteres no vacía).</text:span></text:p>
      <text:p text:style-name="P12"><text:span text:style-name="T19"><text:tab/></text:span><text:span text:style-name="T7">RD10</text:span><text:span text:style-name="T19">: </text:span><text:span text:style-name="T23">idEmpleado </text:span><text:span text:style-name="T20">(cadena de 8 caracteres no vacía).</text:span></text:p>
      <text:p text:style-name="P12"><text:span text:style-name="T7"><text:tab/>RD1</text:span><text:span text:style-name="T12">1</text:span><text:span text:style-name="T19">: </text:span><text:span text:style-name="T23">idEmpleado </text:span><text:span text:style-name="T20">(cadena de 8 caracteres no vacía), </text:span><text:span text:style-name="T19">fecha (tipo Date), hora (tipo Date hh/<text:tab/>mm).</text:span></text:p>
      <text:p text:style-name="P14"><text:span text:style-name="T19"><text:tab/></text:span><text:span text:style-name="T7">RD12</text:span><text:span text:style-name="T19">: </text:span><text:span text:style-name="T23">idEmpleado </text:span><text:span text:style-name="T20">(cadena de 8 caracteres no vacía), </text:span><text:span text:style-name="T19">tarea</text:span><text:span text:style-name="T23"> </text:span><text:span text:style-name="T20">(cadena de </text:span><text:span text:style-name="T19">20</text:span><text:span text:style-name="T20"> caracteres no <text:tab/>vacía).</text:span></text:p>
      <text:p text:style-name="P18"><text:soft-page-break/><text:tab/></text:p>
      <text:p text:style-name="P19"/>
      <text:p text:style-name="P19"/>
      <text:p text:style-name="P19"/>
      <text:p text:style-name="P1"><text:tab/><text:span text:style-name="T11">RF5</text:span><text:span text:style-name="T32">: D</text:span>espedir <text:span text:style-name="T32">empleado.</text:span></text:p>
      <text:p text:style-name="P10"><text:tab/>Dar de baja un empleado del sistema.</text:p>
      <text:p text:style-name="P10"><text:tab/>El administrador proporciona RD6,</text:p>
      <text:p text:style-name="P10"><text:tab/>el sistema elimina RD7.</text:p>
      <text:p text:style-name="P10"/>
      <text:p text:style-name="P1"><text:tab/><text:span text:style-name="T11">RF6</text:span><text:span text:style-name="T32">: C</text:span>ontratar <text:span text:style-name="T32">empleado. </text:span></text:p>
      <text:p text:style-name="P10"><text:tab/>Dar de alta un empleado en el sistema.</text:p>
      <text:p text:style-name="P10"><text:tab/>El administrador proporciona RD8,</text:p>
      <text:p text:style-name="P10"><text:tab/>el sistema almacena RD7, </text:p>
      <text:p text:style-name="P12"><text:tab/>el sistema genera RD9.</text:p>
      <text:p text:style-name="P10"/>
      <text:p text:style-name="P2"><text:tab/><text:span text:style-name="T11">RF7</text:span><text:span text:style-name="T32">: R</text:span>egistrar entrada <text:span text:style-name="T2">y </text:span>salida.</text:p>
      <text:p text:style-name="P2"><text:tab/><text:span text:style-name="T33">Se almacena la fecha y hora a la que entra o sale un empleado de trabajar.</text:span></text:p>
      <text:p text:style-name="P11"><text:tab/>El <text:span text:style-name="T33">empleado</text:span> proporciona RD<text:span text:style-name="T33">10</text:span>,</text:p>
      <text:p text:style-name="P11"><text:tab/><text:span text:style-name="T34">el sistema solicita la fecha y la hora actuales,</text:span></text:p>
      <text:p text:style-name="P11"><text:tab/>el sistema almacena RD<text:span text:style-name="T34">11.<text:tab/></text:span></text:p>
      <text:p text:style-name="P2"/>
      <text:p text:style-name="P13"><text:tab/><text:span text:style-name="T12">RF8</text:span><text:span text:style-name="T34">: Asignar tarea.</text:span></text:p>
      <text:p text:style-name="P14"><text:tab/>Se asocia una actividad a un empleado.</text:p>
      <text:p text:style-name="P14"><text:tab/>El administrador proporciona RD12,</text:p>
      <text:p text:style-name="P14"><text:tab/>el sistema actualiza RD7.</text:p>
      <text:p text:style-name="P14"><text:tab/></text:p>
      <text:p text:style-name="P1"/>
      <text:p text:style-name="P24">Clientes:</text:p>
      <text:p text:style-name="P25"><text:tab/><text:span text:style-name="T7">RD13</text:span>: idUsuario (<text:span text:style-name="T20">cadena de 8 caracteres no vacía)</text:span><text:span text:style-name="T21">, </text:span><text:span text:style-name="T25">descripciónPaquete</text:span><text:span text:style-name="T19"> (</text:span><text:span text:style-name="T20">cadena de </text:span><text:span text:style-name="T25">hasta <text:tab/>140</text:span><text:span text:style-name="T20"> caracteres no vacía), <text:s/></text:span><text:span text:style-name="T25">dimensiones (cadena de 20 caracteres no <text:tab/>vacía)??????????????????????????????????????????????!!!!!!!!!!!!!!!!!!!!!!!!!!!!!!!!!!!!!,</text:span><text:span text:style-name="T21"> <text:tab/></text:span><text:span text:style-name="T25">peso (float), </text:span><text:span text:style-name="T19">dirección</text:span><text:span text:style-name="T25">Origen</text:span><text:span text:style-name="T19"> (</text:span><text:span text:style-name="T20">cadena de </text:span><text:span text:style-name="T19">20</text:span><text:span text:style-name="T20"> caracteres no vacía),</text:span><text:span text:style-name="T25"> </text:span><text:span text:style-name="T19">dirección</text:span><text:span text:style-name="T25">Destino </text:span><text:span text:style-name="T19">(</text:span><text:span text:style-name="T20">cadena <text:tab/>de </text:span><text:span text:style-name="T19">20</text:span><text:span text:style-name="T20"> caracteres no vacía).</text:span></text:p>
      <text:p text:style-name="P25"><text:span text:style-name="T8"><text:tab/>RD1</text:span><text:span text:style-name="T7">4</text:span><text:span text:style-name="T20">: </text:span><text:span text:style-name="T19">idUsuario (</text:span><text:span text:style-name="T20">cadena de 8 caracteres no vacía)</text:span><text:span text:style-name="T21">, </text:span><text:span text:style-name="T25">descripciónPaquete</text:span><text:span text:style-name="T19"> (</text:span><text:span text:style-name="T20">cadena de </text:span><text:span text:style-name="T25">hasta <text:tab/>140</text:span><text:span text:style-name="T20"> caracteres no vacía), <text:s/></text:span><text:span text:style-name="T25">dimensiones (cadena de 20 caracteres no <text:tab/>vacía)??????????????????????????????????????????????!!!!!!!!!!!!!!!!!!!!!!!!!!!!!!!!!!!!!,</text:span><text:span text:style-name="T21"> <text:tab/></text:span><text:span text:style-name="T25">peso (float), </text:span><text:span text:style-name="T19">dirección</text:span><text:span text:style-name="T25">Origen</text:span><text:span text:style-name="T19"> (</text:span><text:span text:style-name="T20">cadena de </text:span><text:span text:style-name="T19">20</text:span><text:span text:style-name="T20"> caracteres no vacía),</text:span><text:span text:style-name="T25"> </text:span><text:span text:style-name="T19">dirección</text:span><text:span text:style-name="T25">Destino </text:span><text:span text:style-name="T19">(</text:span><text:span text:style-name="T20">cadena <text:tab/>de </text:span><text:span text:style-name="T19">20</text:span><text:span text:style-name="T20"> caracteres no vacía).</text:span></text:p>
      <text:p text:style-name="P24"><text:span text:style-name="T20"><text:tab/></text:span><text:span text:style-name="T7">RD15</text:span><text:span text:style-name="T19">: idPedido </text:span><text:span text:style-name="T20">(cadena de 8 caracteres no vacía).</text:span></text:p>
      <text:p text:style-name="P26"><text:span text:style-name="T20"><text:tab/></text:span><text:span text:style-name="T15">RD16</text:span><text:span text:style-name="T25">: </text:span><text:span text:style-name="T26">valoración (float), idUsuario</text:span><text:span text:style-name="T19"> (</text:span><text:span text:style-name="T20">cadena de 8 caracteres no vacía), </text:span><text:span text:style-name="T26">idPedido</text:span><text:span text:style-name="T19"> (</text:span><text:span text:style-name="T20">cadena de <text:tab/>8 caracteres no vacía), </text:span><text:span text:style-name="T26">descripción (</text:span><text:span text:style-name="T20">cadena de </text:span><text:span text:style-name="T26">140</text:span><text:span text:style-name="T20"> caracteres no vacía</text:span><text:span text:style-name="T26">)</text:span><text:span text:style-name="T20">.</text:span></text:p>
      <text:p text:style-name="P26"><text:span text:style-name="T20"><text:tab/></text:span><text:span text:style-name="T16">RD17</text:span><text:span text:style-name="T26">:</text:span><text:span text:style-name="T25"> </text:span><text:span text:style-name="T26">valoración (float), idUsuario</text:span><text:span text:style-name="T19"> (</text:span><text:span text:style-name="T20">cadena de 8 caracteres no vacía), </text:span><text:span text:style-name="T26">idPedido</text:span><text:span text:style-name="T19"> (</text:span><text:span text:style-name="T20">cadena de <text:tab/>8 caracteres no vacía), </text:span><text:span text:style-name="T26">descripción (</text:span><text:span text:style-name="T20">cadena de </text:span><text:span text:style-name="T26">140</text:span><text:span text:style-name="T20"> caracteres no vacía</text:span><text:span text:style-name="T26">)</text:span><text:span text:style-name="T20">.</text:span></text:p>
      <text:p text:style-name="P26"><text:span text:style-name="T26"><text:tab/></text:span><text:span text:style-name="T16">RD18</text:span><text:span text:style-name="T26">: idUsuario</text:span><text:span text:style-name="T19"> (</text:span><text:span text:style-name="T20">cadena de 8 caracteres no vacía), </text:span><text:span text:style-name="T26">idPedido</text:span><text:span text:style-name="T19"> (</text:span><text:span text:style-name="T20">cadena de <text:tab/>8 caracteres no <text:tab/>vacía).</text:span></text:p>
      <text:p text:style-name="P26"><text:span text:style-name="T26"><text:tab/></text:span><text:span text:style-name="T16">RD19</text:span><text:span text:style-name="T26">: estado (cadena de 30 caracteres no vacía).</text:span></text:p>
      <text:p text:style-name="P26"><text:span text:style-name="T26"><text:tab/></text:span><text:span text:style-name="T16">RD20</text:span><text:span text:style-name="T26">: idUsuario</text:span><text:span text:style-name="T19"> (</text:span><text:span text:style-name="T20">cadena de 8 caracteres no vacía), </text:span><text:span text:style-name="T26">idPedido</text:span><text:span text:style-name="T19"> (</text:span><text:span text:style-name="T20">cadena de <text:tab/>8 caracteres no <text:tab/>vacía), </text:span><text:span text:style-name="T26">numeroTarjeta (cadena de 16 caracteres no vacía), </text:span><text:span text:style-name="T27">fechaCaducidad (tipo date).</text:span></text:p>
      <text:p text:style-name="P28"><text:span text:style-name="T7"><text:tab/>RD21</text:span><text:span text:style-name="T19">: idUsuario</text:span><text:span text:style-name="T28"> (</text:span><text:span text:style-name="T20">cadena de 8 caracteres no vacía), </text:span><text:span text:style-name="T19">idPedido</text:span><text:span text:style-name="T28"> (</text:span><text:span text:style-name="T20">cadena de <text:tab/>8 caracteres no <text:tab/>vacía), </text:span><text:span text:style-name="T19">numeroTarjeta (cadena de 16 caracteres no vacía), </text:span><text:span text:style-name="T27">fechaCaducidad (tipo date).</text:span></text:p>
      <text:p text:style-name="P24"><text:span text:style-name="T20"><text:tab/></text:span></text:p>
      <text:p text:style-name="P23"><text:tab/></text:p>
      <text:p text:style-name="P23"><text:soft-page-break/><text:span text:style-name="T13"><text:tab/>RF9</text:span><text:span text:style-name="T35">: P</text:span>edir envío.</text:p>
      <text:p text:style-name="P1"><text:tab/><text:span text:style-name="T36">Solicitar traslado de paquete a un destino determinado. </text:span></text:p>
      <text:p text:style-name="P1"><text:tab/><text:span text:style-name="T36">El cliente introduce RD13,</text:span></text:p>
      <text:p text:style-name="P1"><text:tab/><text:span text:style-name="T36">el sistema almacena RD14,</text:span></text:p>
      <text:p text:style-name="P1"><text:tab/><text:span text:style-name="T36">el sistema genera RD15.</text:span></text:p>
      <text:p text:style-name="P1"/>
      <text:p text:style-name="P1"><text:tab/><text:span text:style-name="T13">RF10</text:span><text:span text:style-name="T35">: V</text:span>alorar pedido.</text:p>
      <text:p text:style-name="P1"><text:tab/><text:span text:style-name="T37">El cliente da su opinión sobre el envío realizado.</text:span></text:p>
      <text:p text:style-name="P22"><text:span text:style-name="T36"><text:tab/>El cliente introduce RD16,</text:span></text:p>
      <text:p text:style-name="P22"><text:tab/><text:span text:style-name="T36">el sistema almacena RD17.</text:span></text:p>
      <text:p text:style-name="P22"/>
      <text:p text:style-name="P22"><text:tab/><text:span text:style-name="T13">RF11</text:span><text:span text:style-name="T35">: C</text:span>onsultar estado envío.</text:p>
      <text:p text:style-name="P22"><text:tab/><text:span text:style-name="T37">El cliente solicita información sobre el paquete. </text:span></text:p>
      <text:p text:style-name="P22"><text:tab/><text:span text:style-name="T37">El cliente introduce RD18, </text:span></text:p>
      <text:p text:style-name="P27"><text:tab/>el sistema <text:span text:style-name="T38">almacena</text:span> RD19.</text:p>
      <text:p text:style-name="P22"><text:span text:style-name="T1"><text:line-break/><text:tab/></text:span><text:span text:style-name="T14">RF12</text:span><text:span text:style-name="T1">: Pago envío.</text:span></text:p>
      <text:p text:style-name="P22"><text:tab/><text:span text:style-name="T38">El cliente realiza una transacción a la empresa.?¿?¿?¿?¿¿?¿?</text:span></text:p>
      <text:p text:style-name="P23"><text:tab/><text:span text:style-name="T37">El cliente introduce RD20, </text:span></text:p>
      <text:p text:style-name="P28"><text:tab/>el sistema genera RD<text:span text:style-name="T38">21</text:span>.</text:p>
      <text:p text:style-name="P28"/>
      <text:p text:style-name="P1">P-<text:span text:style-name="T1">k-</text:span>t:</text:p>
      <text:p text:style-name="P23"><text:tab/><text:span text:style-name="T17">RD22</text:span><text:span text:style-name="T38">: idPaquete </text:span><text:span text:style-name="T28">(</text:span><text:span text:style-name="T20">cadena de 8 caracteres no vacía), </text:span></text:p>
      <text:p text:style-name="P1"><text:tab/></text:p>
      <text:p text:style-name="P1"><text:tab/><text:span text:style-name="T17">RF13</text:span><text:span text:style-name="T38">: asignarAFurgoneta</text:span></text:p>
      <text:p text:style-name="P1"><text:tab/></text:p>
      <text:p text:style-name="P23"><text:tab/><text:span text:style-name="T17">RF14</text:span><text:span text:style-name="T38">: notificarIncidencia</text:span></text:p>
      <text:p text:style-name="P23"><text:tab/><text:span text:style-name="T17">RF15</text:span><text:span text:style-name="T38">: actualizar (geolocalizagción) posición</text:span></text:p>
      <text:p text:style-name="P23"><text:span text:style-name="T4"><text:tab/></text:span><text:span text:style-name="T18">RF16</text:span><text:span text:style-name="T5">: </text:span><text:span text:style-name="T4">confirmar recepción paquete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2:11.223232635</meta:creation-date>
    <dc:date>2018-10-03T19:45:42.082227592</dc:date>
    <meta:editing-duration>PT36M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92" meta:word-count="726" meta:character-count="5104" meta:non-whitespace-character-count="4321"/>
  </office:meta>
</office:document-meta>
</file>